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Sylfaen" svg:font-family="Sylfaen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fo:font-size="12pt" officeooo:rsid="0020a95f" officeooo:paragraph-rsid="0020a95f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2pt" officeooo:rsid="0020a95f" officeooo:paragraph-rsid="0022e02e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Times New Roman"/>
    </style:style>
    <style:style style:name="P5" style:family="paragraph" style:parent-style-name="Endnote" style:list-style-name="L1">
      <style:paragraph-properties fo:text-align="justify" style:justify-single-word="false"/>
      <style:text-properties style:font-name="Times New Roman" fo:font-size="12pt" officeooo:paragraph-rsid="0022e02e" style:font-size-asian="12pt" style:font-size-complex="12pt"/>
    </style:style>
    <style:style style:name="P6" style:family="paragraph" style:parent-style-name="Endnote" style:list-style-name="L1">
      <style:paragraph-properties fo:text-align="justify" style:justify-single-word="false"/>
      <style:text-properties style:font-name="Times New Roman" fo:font-size="12pt" officeooo:paragraph-rsid="00248cca" style:font-size-asian="12pt" style:font-size-complex="12pt"/>
    </style:style>
    <style:style style:name="P7" style:family="paragraph" style:parent-style-name="Endnote">
      <style:paragraph-properties fo:text-align="justify" style:justify-single-word="false"/>
      <style:text-properties style:font-name="Times New Roman" fo:font-size="12pt" officeooo:paragraph-rsid="00248cca" style:font-size-asian="12pt" style:font-size-complex="12pt"/>
    </style:style>
    <style:style style:name="P8" style:family="paragraph" style:parent-style-name="Endnote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22e02e" style:font-size-asian="12pt" style:font-size-complex="12pt"/>
    </style:style>
    <style:style style:name="P9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48cca" style:font-size-asian="14pt" style:font-size-complex="14pt"/>
    </style:style>
    <style:style style:name="T3" style:family="text">
      <style:text-properties style:font-name-asian="Liberation Serif1" style:font-name-complex="Liberation Serif1"/>
    </style:style>
    <style:style style:name="T4" style:family="text">
      <style:text-properties officeooo:rsid="00224832" style:font-name-asian="Liberation Serif1" style:font-name-complex="Liberation Serif1"/>
    </style:style>
    <style:style style:name="T5" style:family="text">
      <style:text-properties style:font-name-asian="SimSun" style:font-name-complex="Mangal"/>
    </style:style>
    <style:style style:name="T6" style:family="text">
      <style:text-properties style:font-name="Sylfaen" officeooo:rsid="00248cca" style:font-name-asian="Sylfaen" style:font-name-complex="Sylfaen"/>
    </style:style>
    <style:style style:name="T7" style:family="text">
      <style:text-properties style:font-name-asian="Sylfaen" style:font-name-complex="Sylfaen"/>
    </style:style>
    <style:style style:name="T8" style:family="text">
      <style:text-properties officeooo:rsid="00248cca" style:font-name-asian="Sylfaen" style:font-name-complex="Sylfaen"/>
    </style:style>
    <style:style style:name="T9" style:family="text">
      <style:text-properties officeooo:rsid="00224832" style:font-name-asian="Times New Roman1" style:font-name-complex="Times New Roman1"/>
    </style:style>
    <style:style style:name="T10" style:family="text">
      <style:text-properties officeooo:rsid="00248cca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Index_20_Heading">NOMBRES ENTIERS ET RATIONNELS</text:p>
      <text:p text:style-name="Standard"/>
      <text:h text:style-name="P9" text:outline-level="1">Ensembles</text:h>
      <text:p text:style-name="P1"><text:tab/>Les nombres entiers naturels sont les nombres positifs qui peuvent s'écrire sans virgule ni autre symbole. Par exemple <text:span text:style-name="T7">√2</text:span><text:span text:style-name="T5"> ou </text:span><text:span text:style-name="T3">⅓ ne sont pas des entiers naturels, mais 9 en est bien un.</text:span></text:p>
      <text:p text:style-name="P1"><text:span text:style-name="T3"><text:tab/>Les nombres entiers relatifs sont les nombres positifs et négatifs qui peuvent s'écrire sans virgule ni autre symbole. -9 n'est pas un entier naturel mais est un entier relatif.</text:span></text:p>
      <text:p text:style-name="P2"><text:span text:style-name="T3"><text:tab/>Les nombres rationnels sont les nombres qui s'écrivent sous la forme d'un quotient de deux entiers relatifs. </text:span><text:span text:style-name="T9">⅍ est un nombre rationnel si et seulement s</text:span><text:span text:style-name="T4">i S est différent de zéro. A est alors appelé le numérateur et S le dénominateur.</text:span></text:p>
      <text:h text:style-name="P9" text:outline-level="1">Diviseurs</text:h>
      <text:p text:style-name="P4"><text:tab/>Soit A et S deux entiers relatifs, S est dit diviseur de A si et seulement si le reste de la division euclidienne de A par S est égal à zéro.</text:p>
      <text:p text:style-name="P4"><text:tab/>Si A et S sont deux entiers relatifs, un diviseur commun à A et S est un nombre qui est diviseur de A et diviseur de S.<text:note text:id="ftn0" text:note-class="footnote"><text:note-citation>1</text:note-citation><text:note-body><text:p text:style-name="P7">Rappels : critères de divisibilité :</text:p><text:list xml:id="list4837825877892090777" text:style-name="L1"><text:list-item><text:p text:style-name="P6">Un nombre est divisible par 2 s'il est pair : son chiffres des unités est 0 , 2 , 4 , 6 , 8 .</text:p></text:list-item><text:list-item><text:p text:style-name="P6">Un nombre est divisible par 3 si la somme de ses chiffres est dans la table de 3 .</text:p></text:list-item><text:list-item><text:p text:style-name="P6">Un nombre est divisible par 4 si le nombre formé par ses deux derniers chiffres est dans la table de 4 .</text:p></text:list-item><text:list-item><text:p text:style-name="P6">Un nombre est divisible par 5 si son chiffre des unités est 0 ou 5 .</text:p></text:list-item><text:list-item><text:p text:style-name="P6">Un nombre est divisible par 6 s'il est divisible par 2 et 3 .</text:p></text:list-item><text:list-item><text:p text:style-name="P6">Un nombre est divisible par 9 si la somme de ses chiffres est dans la table de 9 . </text:p></text:list-item></text:list></text:note-body></text:note> <text:span text:style-name="T10">4 est un diviseur commun à 24 et à 32 car 6x4=24 et 8x4=32.</text:span></text:p>
      <text:p text:style-name="P4"><text:tab/>Un nombre rationnel est dit irréductible si son numérateur et son dénominateur n'acceptent aucun diviseur commun. <text:span text:style-name="T10">7 et 8 n'ont pas de diviseur commun, </text:span><text:span text:style-name="T8">⅞ est un nombre rationnel irréductible.</text:span></text:p>
      <text:h text:style-name="P9" text:outline-level="1">PGCD</text:h>
      <text:p text:style-name="P3"><text:tab/><text:span text:style-name="T10">Le PGCD est le plus grand diviseur commun (common divisor en anglais) à deux entiers relatifs. Le PGCD de A et S est noté PGCD(A;S). 8 est le PGCD de 24 et 32 car 8x3=24 et 8x4=32, puis 3 et 4 n'ont pas de diviseur commun. On écrit PGCD(24;32)=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Sylfaen" svg:font-family="Sylfaen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00%" style:page-number="auto">
        <style:tab-stops/>
      </style:paragraph-properties>
      <style:text-properties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dex_20_Heading" style:display-name="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Arial" fo:font-family="Arial" style:font-style-name="Gras" style:font-family-generic="swiss" style:font-pitch="variable" fo:font-size="20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style:font-name="Arial" fo:font-family="Arial" style:font-style-name="Gras" style:font-family-generic="swiss" style:font-pitch="variable" fo:font-size="14%" fo:font-weight="bold" fo:background-color="transparent" style:font-size-asian="130%" style:font-weight-asian="bold" style:font-size-complex="130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15:41:43.591000000</meta:creation-date>
    <meta:editing-duration>PT49S</meta:editing-duration>
    <meta:editing-cycles>2</meta:editing-cycles>
    <meta:generator>LibreOffice/5.0.4.2$Windows_X86_64 LibreOffice_project/2b9802c1994aa0b7dc6079e128979269cf95bc78</meta:generator>
    <meta:initial-creator>Christian MARQUAY</meta:initial-creator>
    <dc:date>2016-02-21T16:45:13.848000000</dc:date>
    <dc:creator>Christian MARQUAY</dc:creator>
    <meta:document-statistic meta:table-count="0" meta:image-count="0" meta:object-count="0" meta:page-count="1" meta:paragraph-count="18" meta:word-count="391" meta:character-count="1947" meta:non-whitespace-character-count="1575"/>
  </office:meta>
</office:document-meta>
</file>